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RawMaterial1</text:p>
          </table:table-cell>
          <table:table-cell office:value-type="string" calcext:value-type="string">
            <text:p>RawMaterial2</text:p>
          </table:table-cell>
          <table:table-cell office:value-type="string" calcext:value-type="string">
            <text:p>RawMaterial3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andsize</text:p>
          </table:table-cell>
        </table:table-row>
        <table:table-row table:style-name="ro1">
          <table:table-cell office:value-type="string" calcext:value-type="string">
            <text:p>aerospac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Composite_Material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agribusiness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erea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fertilizer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ir_transport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Composite_Material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airlines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Composite_Material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airport harbor and terminal operati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Composite_Material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1">
          <table:table-cell office:value-type="string" calcext:value-type="string">
            <text:p>alcoholic_beverages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hop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amusement parks and attracti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wo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uto_manufacur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plastic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automobile parts supplier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glas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automotiv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petrole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beverage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frui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broadcasting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glas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uiliding material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s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ar_manufactur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plastic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steel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lothing_manufacture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yarn</text:p>
          </table:table-cell>
          <table:table-cell office:value-type="string" calcext:value-type="string">
            <text:p>fabric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oal_mining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limesto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ollege and university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san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rubbe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omputer parts and repair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glas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omputer_softwa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woo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san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rop_production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fertiliz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ruise_ships_buildi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alumin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oo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san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Electrical Utilitie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rubb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plastic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lectronics_manufactur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plastic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farming and mining machinary equipmen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luminiu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food_processing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crop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food_products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crop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forest_products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p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Funeral Homes and servic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o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urniture manufacturi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e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as_oil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stee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cobal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hardware and tool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luminiu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jaggery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alcium_carbon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ending and mortag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o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rairies Archives and Museum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r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metals manufacturing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coa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milk_products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oo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non alcoholic beverage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fruit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Office Machinery and equipmen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glas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Oil Refineries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stee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string" calcext:value-type="string">
            <text:p>paper_mil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limeston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table:number-columns-repeated="2" office:value-type="string" calcext:value-type="string">
            <text:p>petrole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iro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phone_companies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rubber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Plastic manufacturing 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i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ir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printing_pres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limest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rubber manufacturin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ir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Semiconductor and Microchip manufacturing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cobal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coal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woo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yarn</text:p>
          </table:table-cell>
          <table:table-cell office:value-type="string" calcext:value-type="string">
            <text:p>fabric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yarn</text:p>
          </table:table-cell>
          <table:table-cell office:value-type="string" calcext:value-type="string">
            <text:p>fabric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tobaco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luminiu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vegetable_process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ste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warehosing and storag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ton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float" office:value="30000" calcext:value-type="float">
            <text:p>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22:26:23.320470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47:11.910535060</meta:creation-date>
    <dc:date>2018-11-12T22:28:15.693904404</dc:date>
    <meta:editing-duration>PT9M8S</meta:editing-duration>
    <meta:editing-cycles>4</meta:editing-cycles>
    <meta:generator>LibreOffice/5.1.6.2$Linux_X86_64 LibreOffice_project/10m0$Build-2</meta:generator>
    <meta:document-statistic meta:table-count="1" meta:cell-count="441" meta:object-count="0"/>
  </office:meta>
</office:document-meta>
</file>